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c0c" officeooo:paragraph-rsid="001cbc0c"/>
    </style:style>
    <style:style style:name="P2" style:family="paragraph" style:parent-style-name="Standard">
      <style:text-properties officeooo:paragraph-rsid="001d4e44"/>
    </style:style>
    <style:style style:name="P3" style:family="paragraph" style:parent-style-name="Standard">
      <style:text-properties officeooo:rsid="001cbc0c" officeooo:paragraph-rsid="001d4e44"/>
    </style:style>
    <style:style style:name="P4" style:family="paragraph" style:parent-style-name="Standard">
      <style:text-properties officeooo:paragraph-rsid="001d4e44"/>
    </style:style>
    <style:style style:name="P5" style:family="paragraph" style:parent-style-name="Standard">
      <style:text-properties officeooo:paragraph-rsid="001f2404"/>
    </style:style>
    <style:style style:name="P6" style:family="paragraph" style:parent-style-name="Standard">
      <style:text-properties officeooo:paragraph-rsid="00243be9"/>
    </style:style>
    <style:style style:name="P7" style:family="paragraph" style:parent-style-name="Standard">
      <style:text-properties officeooo:paragraph-rsid="002548ec"/>
    </style:style>
    <style:style style:name="P8" style:family="paragraph" style:parent-style-name="Standard">
      <style:text-properties officeooo:paragraph-rsid="0025ff04"/>
    </style:style>
    <style:style style:name="P9" style:family="paragraph" style:parent-style-name="Standard">
      <style:text-properties officeooo:paragraph-rsid="00265a49"/>
    </style:style>
    <style:style style:name="P10" style:family="paragraph" style:parent-style-name="Standard">
      <style:paragraph-properties fo:break-before="page"/>
      <style:text-properties officeooo:paragraph-rsid="001f2404"/>
    </style:style>
    <style:style style:name="T1" style:family="text">
      <style:text-properties officeooo:rsid="00228e2f"/>
    </style:style>
    <style:style style:name="T2" style:family="text">
      <style:text-properties officeooo:rsid="0023c94c"/>
    </style:style>
    <style:style style:name="T3" style:family="text">
      <style:text-properties officeooo:rsid="00243be9"/>
    </style:style>
    <style:style style:name="T4" style:family="text">
      <style:text-properties fo:font-size="7pt"/>
    </style:style>
    <style:style style:name="T5" style:family="text">
      <style:text-properties fo:font-size="12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imensionamiento de conductores implica determinar la sección de los conductores en una instalación eléctrica a corriente nominal, como también, los dispositivos de protección necesarios para su manejo.</text:p>
      <text:p text:style-name="P1">Las etapas que se deben considerar son:</text:p>
      <text:p text:style-name="P1"/>
      <text:p text:style-name="P1">Definir la tensión nominal.</text:p>
      <text:p text:style-name="P1">Determinar la corriente que circulara en las lineas.</text:p>
      <text:p text:style-name="P1">Elegir el tipo de conductor y la forma de instalación.</text:p>
      <text:p text:style-name="P1">Determinar la sección utilizando el criterio de “capacidad de conducción de corriente”.</text:p>
      <text:p text:style-name="P1">Verificar la sección por el criterio de “corriente de cortocircuito”.</text:p>
      <text:p text:style-name="P1">Verificar la sección por el criterio de “caída de tensión”.</text:p>
      <text:p text:style-name="P1">Verificar el cumplimiento de las secciones mínimas exigidas.</text:p>
      <text:p text:style-name="P1"/>
      <text:p text:style-name="P1">Tensión nominal</text:p>
      <text:p text:style-name="P1"/>
      <text:p text:style-name="P3">La tensión nominal debe ser la adecuada para las condiciones de operación de la red en la que se realiza la instalación</text:p>
      <text:p text:style-name="P2"/>
      <text:p text:style-name="P2">Uo: tensión nominal a frecuencia industrial entre el conductor y el conductor de protección a tierra o pantalla metálica para la cual está diseñado el cable. </text:p>
      <text:p text:style-name="P2"/>
      <text:p text:style-name="P2">U: tensión nominal a frecuencia industrial entre los conductores para la cual está diseñado el cable.</text:p>
      <text:p text:style-name="P2"/>
      <text:p text:style-name="P2">Um: tensión máxima para el equipamiento (ver IRAM 2211-Parte I). </text:p>
      <text:p text:style-name="P2"/>
      <text:p text:style-name="P2">Para cada valor de la tensión U, los valores correspondientes de Uo se definen en función de las características de la red, de la forma siguiente: </text:p>
      <text:p text:style-name="P2"/>
      <text:p text:style-name="P2">Categoría I: Comprenderá las redes en que, en el caso de falla de una fase contra tierra, el cable es separado del servicio en un tiempo no mayor de 1 hora.</text:p>
      <text:p text:style-name="P2"/>
      <text:p text:style-name="P2">Cuando se utilicen cables con conductores aislados, individualmente apantallado, podrán ser toleradas duraciones más prolongadas, pero en ningún caso dichos períodos serán mayores de 8 hs.</text:p>
      <text:p text:style-name="P2"/>
      <text:p text:style-name="P2">Se preverá que estas situaciones anormales no se presenten frecuentemente.</text:p>
      <text:p text:style-name="P2"/>
      <text:p text:style-name="P2">Categoría II: Comprenderá todas las redes que no están incluidas en la categoría anterior. </text:p>
      <text:p text:style-name="P2"/>
      <text:p text:style-name="P2">Nota 1: Para redes cuya tensión máxima permanente no esté incluida en la tabla, se considerará el valor inmediato superior. </text:p>
      <text:p text:style-name="P2"/>
      <text:p text:style-name="P2">Nota 2: Si el cable es usado en un sistema donde una falla a tierra no es eliminada en forma automática y rápida (por ej. sistemas con neutro aislado), el esfuerzo dieléctrico adicional sobre la aislación del cable durante la falla a tierra, reduce en cierto grado la vida útil de la aislación. Por ello, si el sistema está previsto para operar regularmente con una falla a tierra, se deberá adoptar la categoría II. </text:p>
      <text:p text:style-name="P2"/>
      <text:p text:style-name="P10">Corriente de proyecto</text:p>
      <text:p text:style-name="P5">Es la corriente máxima permanente considerando las potencias nominales de las cargas aplicadas. En caso de existir fluctuaciones de carga importantes, se deberá disponer del diagrama de cargas correspondiente, o sea, la curva de variación de la corriente en función del tiempo.<text:line-break/></text:p>
      <text:p text:style-name="P5">Cálculo de la capacidad de conducción de corriente</text:p>
      <text:p text:style-name="P5">La corriente transportada por un conductor siempre produce pérdidas de energía térmica por efecto Joule. </text:p>
      <text:p text:style-name="P5">Esa energía se emplea, en parte, para elevar la temperatura del conductor, y el resto se disipa hacia el medio ambiente como calor. Luego de circular corriente durante cierto tiempo, la temperatura del conductor deja de crecer, produciéndose el "equilibrio térmico" del mismo.</text:p>
      <text:p text:style-name="P5"/>
      <text:p text:style-name="P5">La corriente que circulando continuamente por el conductor, produce el equilibrio térmico a la temperatura máxima de servicio continuo, se denomina "capacidad de conducción de corriente", Iz.<text:line-break/>Una vez conocida esta, se determina la sección por el criterio de "intensidad máxima admisible por calentamiento" o bien, dada la complejidad de estos cálculos, se recurre a las tablas incluidas en las hojas técnicas proporcionadas por los fabricantes de cables.</text:p>
      <text:p text:style-name="P5">Las mismas están referidas a la tensión nominal y a los casos de instalación más corrientes: la instalación en cañerías embutidas para los cables unipolares y al aire o en instalación enterrada para los subterráneos, en las siguientes condiciones: <text:line-break/></text:p>
      <text:p text:style-name="P5"/>
      <text:p text:style-name="P5">En el caso de otras disposiciones o que se deba instalar a lo largo del recorrido previsto más de un cable tripolar o más de una terna de cables unipolares, es preciso considerar el calentamiento mutuo y reducir la intensidad admisible de los cables mediante la aplicación de coeficientes de reducción, cuyos valores se encuentran tabulados <text:line-break/>Uso de tablas<text:line-break/>Como se indicaba anteriormente, la complejidad de los cálculos ha popularizado el empleo de tablas de dimensionamiento, provistas por los fabricantes de conductores o las incluídas en el Reglamento de Instalaciones Eléctricas en Inmuebles de la A.E.A.<text:line-break/>Por ejemplo, para cables en cañerías embutidas o a la vista, Pirelli Cables fabrica la línea Pirastic Ecoplus. Se trata de cables unipolares aislados en PVC según norma IRAM 2183, cuyos datos principales son: <text:line-break/></text:p>
      <text:p text:style-name="P5"/>
      <text:p text:style-name="P5">(1) 3 cables en cañerías embutidas en mampostería o en aire libre dispuestos en plano, temperatura<text:line-break/>ambiente 30 ºC (no se considera el de protección).<text:line-break/>(2) Cables en contacto en corriente alterna monofásica 50 Hz, cos ϕ =0,8 (no se considera el de protección).<text:line-break/>A modo orientativo, a continuación se presentan algunos valores de los coeficientes de corrección de la corriente admisible:<text:line-break/>- Para dos cables en cañería los valores de intensidad admisible se deberán multiplicar por 1,10; si los cables <text:span text:style-name="T1">i</text:span>nstalados son de 4 a 6 multiplicar por 0,8 y si son de 7 a 9 cables el coeficiente de multiplicación será 0,7.<text:line-break/>- En aire libre multiplicar por 1,12.<text:line-break/>- Para temperatura ambiente de 40 ºC multiplicar por 0,89<text:line-break/>Por ejemplo, para cables de uso subterráneo de BT, Pirelli Cables elabora la línea SINTENAX VIPER (bajo<text:line-break/>norma IRAM 2178) cuyos datos principales son: <text:line-break/></text:p>
      <text:p text:style-name="P5"/>
      <text:p text:style-name="P10">Cables en aire: se considera tres cables unipolares en un plano sobre bandeja y distanciados un diámetro o un<text:line-break/>cable multipolar sólo, en un ambiente a 40 °C.<text:line-break/>- Cables enterrados: tres cables unipolares colocados en un plano horizontal y distanciados 7 cm o un cable<text:line-break/>multipolar solo, enterrado a 0,70 m de profundidad en un terreno a 25 °C y 100 °C . cm/W de resistividad térmica.<text:line-break/>- Para otras condiciones de instalación emplear los coeficientes de corrección de la corriente admisible que<text:line-break/>correspondan. <text:line-break/></text:p>
      <text:p text:style-name="P6"><text:span text:style-name="T2">C</text:span>oeficientes de reducción de la corriente admisible por temperaturas diferentes a las de referencia </text:p>
      <text:p text:style-name="P6"/>
      <text:p text:style-name="P6"><text:span text:style-name="T3">Co</text:span>eficientes de reducción de la corriente admisible de acuerdo a la forma de tendido <text:line-break/><text:line-break/>A) Cables instalados al aire <text:span text:style-name="T3">e</text:span>n bandejas continuas en contacto con la pared y entre si y con las bandejas separadas mas<text:line-break/>de 20 cm. <text:line-break/></text:p>
      <text:p text:style-name="P6">En bandejas continuas, distanciados de la pared mas de 20 mm. y separados entre si un diámetro. <text:line-break/></text:p>
      <text:p text:style-name="P6">En bandejas continuas, distanciados de la pared mas de 20 mm. y separados entre si dos diámetros. <text:line-break/></text:p>
      <text:p text:style-name="P6">En bandejas continuas, distanciados de la pared mas de 20 mm. y separados entre si un diámetro. <text:line-break/></text:p>
      <text:p text:style-name="P6">Verificación de la corriente de cortocircuito<text:line-break/>• Se debe verificar la viabilidad de la sección calculada de acuerdo a las secciones admisibles en<text:line-break/>cortocircuito. Las mismas surgen de las tablas de los fabricantes. <text:line-break/></text:p>
      <text:p text:style-name="P6">Verificación de la caída de tensión<text:line-break/>La caída de tensión se origina porque el conductor presenta una resistencia al pasaje de la corriente que es función<text:line-break/>del material, la longitud y la sección; por ello, la sección calculada debe verificarse por caída de tensión en la<text:line-break/>línea, en base a las siguientes fórmulas aproximadas: <text:line-break/></text:p>
      <text:p text:style-name="P7">Para circuitos monofásicos: </text:p>
      <text:p text:style-name="P7"><draw:frame draw:style-name="fr1" draw:name="Objeto1" text:anchor-type="as-char" svg:y="-0.619cm" svg:width="5.893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Para circuitos trifásicos: </text:p>
      <text:p text:style-name="P7"><draw:frame draw:style-name="fr1" draw:name="Objeto2" text:anchor-type="as-char" svg:y="-0.619cm" svg:width="6.424cm" svg:height="1.06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8">Donde:<text:line-break/>• ΔU es la caída de tensión en %,<text:line-break/>• U<text:span text:style-name="T4">f </text:span>es la tensión de fase (V),<text:line-break/>• U<text:span text:style-name="T4">L </text:span>es la tensión de línea (V),<text:line-break/>• L es la longitud del circuito (km),<text:line-break/>• I es la intensidad de corriente de fase del tramo del circuito (A),<text:line-break/>• R es la resistencia del conductor (ohm / km) en C.A. a la temperatura de servicio.<text:line-break/>• X es la reactancia del conductor (ohm / km)<text:line-break/>• cos <text:span text:style-name="T5">ϕ </text:span>es el factor de potencia de la instalación. </text:p>
      <text:p text:style-name="P8"><text:soft-page-break/>La caída de tensión provocada por el pasaje de corriente en los conductores de un circuito debe mantenerse dentro<text:line-break/>de los límites prefijados por las normas de aplicación, a fin de no perjudicar el funcionamiento de los equipos<text:line-break/>alimentados por los mismos. La caída de tensión se considera entre el origen de la instalación y el último punto de<text:line-break/>utilización. <text:line-break/></text:p>
      <text:p text:style-name="P8">Según la reglamentación de la Asociación Electrotécnica Argentina, las caídas máximas admisibles son: <text:line-break/></text:p>
      <text:p text:style-name="P8">Circuitos de alumbrado: ΔU = 3%<text:line-break/>• Circuitos fuerza motriz: ΔU = 5 % (en régimen)<text:line-break/>• ΔU =15 % (en arranque), aunque se estima conveniente limitarlo al 10%.<text:line-break/>• Circuitos alimentados en MT: ΔU = 7 % <text:line-break/></text:p>
      <text:p text:style-name="P9">La caída de tensión se debe calcular considerando la alimentación de todos los aparatos susceptibles de funcionar<text:line-break/>simultáneamente.<text:line-break/>Cabe aclarar que la AEA no es taxativa respecto al tramo total de cálculo de la caída de tensión, generalmente se<text:line-break/>interpreta que basta con verificar desde la acometida hasta el tablero de usuario, tablero de ascensor, tablero de<text:line-break/>bomba, etcétera.<text:line-break/>A los efectos prácticos se debe considerar el valor de la reactancia sólo para conductores de sección mayor a 25<text:line-break/>mm²; el cos ϕ puede tomarse igual a 0,9 en primera aproximación.<text:line-break/>Para cables unipolares de simple vaina (IRAM 2183) los valores aproximados de resistencia efectiva a 70 °C y 50 Hz, considerando una separación del orden de un diámetro de conductor entre ellos, son los siguientes: <text:line-break/><text:line-break/>Verificación de las secciones mínimas exigidas<text:line-break/>De acuerdo a la ubicación de los diferentes circuitos, el Reglamento de la AEA establece las siguientes secciones<text:line-break/>mínimas (para conductores de cobre)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22:37:19.641000000</meta:creation-date>
    <dc:date>2021-05-02T23:45:55.510000000</dc:date>
    <meta:editing-duration>PT10H15M16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2" meta:page-count="4" meta:paragraph-count="47" meta:word-count="1503" meta:character-count="9139" meta:non-whitespace-character-count="7638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U</mi>
        <mo stretchy="false">=</mo>
        <mfrac>
          <mrow>
            <mn>2</mn>
            <mi>L</mi>
            <mrow/>
            <mi>I</mi>
          </mrow>
          <msub>
            <mi>U</mi>
            <mi>L</mi>
          </msub>
        </mfrac>
      </mrow>
      <mrow>
        <mo fence="true" stretchy="false">(</mo>
        <mrow>
          <mrow>
            <mi>R</mi>
            <mi>cos</mi>
            <mrow>
              <mi>φ</mi>
              <mo stretchy="false">+</mo>
              <mi>X</mi>
            </mrow>
            <mi mathvariant="italic">sen</mi>
            <mi>φ</mi>
          </mrow>
        </mrow>
        <mo fence="true" stretchy="false">)</mo>
      </mrow>
      <mn>100</mn>
    </mrow>
    <annotation encoding="StarMath 5.0"> %DELTA U={2{L}{ } {I}}over{U_L}(R cos{ %varphi}+X sen{ %varphi }) 100</annotation>
  </semantics>
</math>
</file>

<file path=Object 2/content.xml><?xml version="1.0" encoding="utf-8"?>
<math xmlns="http://www.w3.org/1998/Math/MathML" display="block">
  <semantics>
    <mrow>
      <mi mathvariant="normal">Δ</mi>
      <mrow>
        <mi>U</mi>
        <mo stretchy="false">=</mo>
        <mfrac>
          <mrow>
            <mn>1,73</mn>
            <mi>L</mi>
            <mrow/>
            <mi>I</mi>
          </mrow>
          <msub>
            <mi>U</mi>
            <mi>L</mi>
          </msub>
        </mfrac>
      </mrow>
      <mrow>
        <mo fence="true" stretchy="false">(</mo>
        <mrow>
          <mrow>
            <mi>R</mi>
            <mi>cos</mi>
            <mrow>
              <mi>φ</mi>
              <mo stretchy="false">+</mo>
              <mi>X</mi>
            </mrow>
            <mi mathvariant="italic">sen</mi>
            <mi>φ</mi>
          </mrow>
        </mrow>
        <mo fence="true" stretchy="false">)</mo>
      </mrow>
      <mn>100</mn>
    </mrow>
    <annotation encoding="StarMath 5.0"> %DELTA U={1,73{L}{ } {I}}over{U_L}(R cos{ %varphi}+X sen{ %varphi }) 100</annotation>
  </semantics>
</math>
</file>